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 fo:keep-with-next="alway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 style:master-page-name="">
      <style:paragraph-properties fo:keep-together="always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keep-together="always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4" style:family="paragraph" style:parent-style-name="Table_20_Contents">
      <style:paragraph-properties fo:keep-together="always" style:shadow="none" fo:keep-with-next="always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%=SIGNATURE_NOM_CAISS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ascal Barth</dc:creator>
    <dc:date>2012-07-19T15:48:08</dc:date>
    <meta:editing-cycles>26</meta:editing-cycles>
    <meta:editing-duration>PT32M5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" meta:word-count="3" meta:character-count="24"/>
  </office:meta>
</office:document-meta>
</file>